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/>
    </style:style>
    <style:style style:name="T1" style:family="text">
      <style:text-properties officeooo:rsid="00095f85"/>
    </style:style>
    <style:style style:name="T2" style:family="text">
      <style:text-properties style:font-name="arial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pp-tech technologies is pleased to submit a proposal for the event app development .</text:p>
      <text:p text:style-name="P1">App-tech technologies is located in Nairobi along Ngong road  and we build apps across all platforms. We specialize in creating real-time applications and we serve clients globally. All apps we build are effective, affordable and attractive  based on current trends in technology.</text:p>
      <text:p text:style-name="P1"/>
      <text:p text:style-name="P2"><text:span text:style-name="T2">We've worked with Safaricom company to build M_ledger and  M-pesa apps also Worked with Serena Hotel to build hotel booking app.</text:span></text:p>
      <text:p text:style-name="P1">To enhance customer experiences we suggest that the app will entail Contact us interface where communicate official messages.</text:p>
      <text:p text:style-name="P1"/>
      <text:p text:style-name="P1"><text:span text:style-name="T1">W</text:span>e are looking forward to working with yo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2:49:28.011031705</meta:creation-date>
    <dc:date>2016-05-28T23:01:12.246739657</dc:date>
    <meta:editing-duration>P0D</meta:editing-duration>
    <meta:editing-cycles>1</meta:editing-cycles>
    <meta:document-statistic meta:table-count="0" meta:image-count="0" meta:object-count="0" meta:page-count="1" meta:paragraph-count="5" meta:word-count="103" meta:character-count="661" meta:non-whitespace-character-count="560"/>
    <meta:generator>LibreOffice/4.2.8.2$Linux_X86_64 LibreOffice_project/420m0$Build-2</meta:generator>
  </office:meta>
</office:document-meta>
</file>